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46.16mm" svg:y="59.7mm">
            <loext:p draw:notify-on-update-of-ranges="Sheet1.A14:Sheet1.A14 Sheet1.A15:Sheet1.A25 Sheet1.B14:Sheet1.B14 Sheet1.B15:Sheet1.B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46.16mm" svg:y="1mm">
            <loext:p draw:notify-on-update-of-ranges="Sheet1.A1:Sheet1.A1 Sheet1.A2:Sheet1.A12 Sheet1.B1:Sheet1.B1 Sheet1.B2:Sheet1.B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in</text:p>
          </table:table-cell>
          <table:table-cell office:value-type="string" calcext:value-type="string">
            <text:p>Valu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18" calcext:value-type="float">
            <text:p>0.4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19" calcext:value-type="float">
            <text:p>0.2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in</text:p>
          </table:table-cell>
          <table:table-cell office:value-type="string" calcext:value-type="string">
            <text:p>Valu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B2:.B2])" office:value-type="float" office:value="0.418" calcext:value-type="float">
            <text:p>0.4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B2:.B3])" office:value-type="float" office:value="0.637" calcext:value-type="float">
            <text:p>0.6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B2:.B4])" office:value-type="float" office:value="0.781" calcext:value-type="float">
            <text:p>0.7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B2:.B5])" office:value-type="float" office:value="0.879" calcext:value-type="float">
            <text:p>0.8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B2:.B6])" office:value-type="float" office:value="0.931" calcext:value-type="float">
            <text:p>0.9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B2:.B7])" office:value-type="float" office:value="0.962" calcext:value-type="float">
            <text:p>0.9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B2:.B8])" office:value-type="float" office:value="0.977" calcext:value-type="float">
            <text:p>0.9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B2:.B9])" office:value-type="float" office:value="0.982" calcext:value-type="float">
            <text:p>0.9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B2:.B10])" office:value-type="float" office:value="0.988" calcext:value-type="float">
            <text:p>0.9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B2:.B11])"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B2:.B12]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 Condensed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Liberation Sans1" style:font-family-complex="'Liberation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09:35:55.715403867</meta:creation-date>
    <meta:generator>LibreOffice/5.0.3.2$Linux_X86_64 LibreOffice_project/00m0$Build-2</meta:generator>
    <dc:date>2015-11-17T10:32:12.127352713</dc:date>
    <meta:editing-duration>PT25M33S</meta:editing-duration>
    <meta:editing-cycles>3</meta:editing-cycles>
    <meta:document-statistic meta:table-count="1" meta:cell-count="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8cm" svg:y="0.316cm" chart:style-name="ch2">
          <text:p>PDF</text:p>
        </chart:title>
        <chart:legend chart:legend-position="end" svg:x="13.624cm" svg:y="4.201cm" style:legend-expansion="high" chart:style-name="ch3"/>
        <chart:plot-area chart:style-name="ch4" table:cell-range-address="Sheet1.A1:Sheet1.B12" chart:data-source-has-labels="row" svg:x="0.32cm" svg:y="1.275cm" svg:width="12.984cm" svg:height="6.564cm">
          <chartooo:coordinate-region svg:x="1.232cm" svg:y="1.474cm" svg:width="11.885cm" svg:height="5.718cm"/>
          <chart:axis chart:dimension="x" chart:name="primary-x" chart:style-name="ch5">
            <chart:title svg:x="6.517cm" svg:y="8.019cm" chart:style-name="ch6">
              <text:p>Bin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B2:Sheet1.B12" chart:label-cell-address="Sheet1.B1:Sheet1.B1" chart:class="chart:scatter">
            <chart:domain table:cell-range-address="Sheet1.A2:Sheet1.A12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ue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2</svg:desc>
                </draw:g>
              </table:table-cell>
              <table:table-cell office:value-type="float" office:value="0.418">
                <text:p>0.418</text:p>
                <draw:g>
                  <svg:desc>Sheet1.B2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67cm" svg:y="0.316cm" chart:style-name="ch2">
          <text:p>CDF</text:p>
        </chart:title>
        <chart:legend chart:legend-position="end" svg:x="13.624cm" svg:y="4.201cm" style:legend-expansion="high" chart:style-name="ch3"/>
        <chart:plot-area chart:style-name="ch4" table:cell-range-address="Sheet1.A14:Sheet1.B25" chart:data-source-has-labels="row" svg:x="0.32cm" svg:y="1.275cm" svg:width="12.984cm" svg:height="6.564cm">
          <chartooo:coordinate-region svg:x="1.047cm" svg:y="1.475cm" svg:width="12.07cm" svg:height="5.717cm"/>
          <chart:axis chart:dimension="x" chart:name="primary-x" chart:style-name="ch5">
            <chart:title svg:x="6.517cm" svg:y="8.019cm" chart:style-name="ch6">
              <text:p>Bin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B15:Sheet1.B25" chart:label-cell-address="Sheet1.B14:Sheet1.B14" chart:class="chart:scatter">
            <chart:domain table:cell-range-address="Sheet1.A15:Sheet1.A25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ues</text:p>
                <draw:g>
                  <svg:desc>Sheet1.B14:Sheet1.B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5:Sheet1.A25</svg:desc>
                </draw:g>
              </table:table-cell>
              <table:table-cell office:value-type="float" office:value="0.418">
                <text:p>0.418</text:p>
                <draw:g>
                  <svg:desc>Sheet1.B15:Sheet1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37">
                <text:p>0.6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81">
                <text:p>0.7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79">
                <text:p>0.8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31">
                <text:p>0.9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62">
                <text:p>0.9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77">
                <text:p>0.9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82">
                <text:p>0.9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